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4,000 words]</text:p>
      <text:h text:style-name="Heading_20_2" text:outline-level="2"><text:bookmark-start text:name="motivation-problem"/>Motivation &amp; Problem<text:bookmark-end text:name="motivation-problem"/></text:h>
      <text:p text:style-name="First_20_paragraph">[Target 1,000 words]</text:p>
      <text:h text:style-name="Heading_20_2" text:outline-level="2"><text:bookmark-start text:name="prior-work-theoretical-frame"/>Prior Work / Theoretical Frame<text:bookmark-end text:name="prior-work-theoretical-frame"/></text:h>
      <text:p text:style-name="First_20_paragraph">[Target 1,000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1,000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500 words]</text:p>
      <text:h text:style-name="Heading_20_2" text:outline-level="2"><text:bookmark-start text:name="thesis-structure"/>Thesis Structure<text:bookmark-end text:name="thesis-structure"/></text:h>
      <text:p text:style-name="First_20_paragraph">[Target 500 words]</text:p>
      <text:h text:style-name="Heading_20_2" text:outline-level="2"><text:bookmark-start text:name="notes"/>Notes<text:bookmark-end text:name="notes"/></text:h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0T18:28:26Z</meta:creation-date>
    <dc:date>2021-03-10T18:28:26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